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893cm" fo:min-width="5.723cm"/>
    </style:style>
    <style:style style:name="gr2" style:family="graphic" style:parent-style-name="standard">
      <style:graphic-properties draw:textarea-horizontal-align="justify" draw:textarea-vertical-align="middle" draw:auto-grow-height="false" fo:min-height="0.798cm" fo:min-width="5.723cm"/>
    </style:style>
    <style:style style:name="gr3" style:family="graphic" style:parent-style-name="standard">
      <style:graphic-properties draw:fill-color="#339966" draw:textarea-horizontal-align="justify" draw:textarea-vertical-align="middle" draw:auto-grow-height="false" fo:min-height="0.86cm" fo:min-width="3.056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1.528cm" fo:min-width="3.056cm"/>
    </style:style>
    <style:style style:name="gr5" style:family="graphic" style:parent-style-name="standard">
      <style:graphic-properties draw:fill-color="#cc99cc" draw:textarea-horizontal-align="justify" draw:textarea-vertical-align="middle" draw:auto-grow-height="false" fo:min-height="1.528cm" fo:min-width="2.023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-color="#339966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loext:graphic-properties draw:fill-color="#cc99cc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1.143cm" svg:x="1.172cm" svg:y="5.885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23cm" svg:height="1.048cm" svg:x="1.172cm" svg:y="4.58cm">
          <text:p text:style-name="P1">O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56cm" svg:height="1.11cm" svg:x="1.172cm" svg:y="3.218cm">
          <text:p text:style-name="P3"><text:span text:style-name="T1">MRT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56cm" svg:height="1.778cm" svg:x="1.172cm" svg:y="1.25cm">
          <text:p text:style-name="P1">Managed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23cm" svg:height="1.778cm" svg:x="4.872cm" svg:y="2.55cm">
          <text:p text:style-name="P1">Native</text:p>
          <text:p text:style-name="P1">Ap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04:22:26.867797882</meta:creation-date>
    <dc:date>2015-12-10T04:28:59.740753189</dc:date>
    <meta:editing-duration>PT6M33S</meta:editing-duration>
    <meta:editing-cycles>1</meta:editing-cycles>
    <meta:document-statistic meta:object-count="5"/>
    <meta:generator>LibreOffice/5.0.2.2$Linux_X86_64 LibreOffice_project/00m0$Build-2</meta:generator>
  </office:meta>
</office:document-meta>
</file>